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3469890BD2ADCB16.png" manifest:media-type="image/png"/>
  <manifest:file-entry manifest:full-path="Pictures/100073ED00009698000054AB7D04B82717649E2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263cm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outline1">
      <style:graphic-properties fo:min-height="11.929cm"/>
    </style:style>
    <style:style style:name="pr5" style:family="presentation" style:parent-style-name="Vintage-title">
      <style:graphic-properties draw:auto-grow-height="true" fo:min-height="3.625cm"/>
    </style:style>
    <style:style style:name="pr6" style:family="presentation" style:parent-style-name="Vintage-title">
      <style:graphic-properties fo:min-height="3.506cm"/>
    </style:style>
    <style:style style:name="pr7" style:family="presentation" style:parent-style-name="Vintage-notes">
      <style:graphic-properties draw:fill-color="#ffffff" fo:min-height="14cm"/>
    </style:style>
    <style:style style:name="pr8" style:family="presentation" style:parent-style-name="Vintage-title">
      <style:graphic-properties fo:min-height="3.067cm"/>
    </style:style>
    <style:style style:name="P1" style:family="paragraph">
      <style:text-properties fo:color="#004586" style:font-name="Bitstream Vera Sans"/>
    </style:style>
    <style:style style:name="P2" style:family="paragraph">
      <loext:graphic-properties draw:fill-color="#ffffff"/>
      <style:text-properties fo:color="#800000"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004586" style:font-name="Nimbus Mono L1" fo:font-size="18pt" fo:font-style="normal" fo:text-shadow="none" fo:font-weight="bold" style:font-style-asian="normal" style:font-weight-asian="bold" style:font-style-complex="normal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color="#004586" style:font-name="Bitstream Vera Sans" fo:font-size="40pt" style:font-size-asian="40pt" style:font-size-complex="40pt"/>
    </style:style>
    <style:style style:name="T1" style:family="text">
      <style:text-properties fo:color="#004586" style:font-name="Bitstream Vera Sans"/>
    </style:style>
    <style:style style:name="T2" style:family="text">
      <style:text-properties fo:color="#800000" fo:font-size="32pt" fo:font-style="italic" style:font-style-asian="italic" style:font-style-complex="italic"/>
    </style:style>
    <style:style style:name="T3" style:family="text">
      <style:text-properties fo:color="#800000" style:text-line-through-style="none" style:text-line-through-type="none" fo:font-size="32pt" fo:font-style="italic" style:text-underline-style="none" style:font-style-asian="italic" style:font-style-complex="italic"/>
    </style:style>
    <style:style style:name="T4" style:family="text">
      <style:text-properties fo:color="#800000" fo:font-size="32pt" fo:font-style="italic" style:text-underline-style="none" style:font-style-asian="italic" style:font-style-complex="italic"/>
    </style:style>
    <style:style style:name="T5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6" style:family="text">
      <style:text-properties fo:language="fr" fo:country="FR"/>
    </style:style>
    <style:style style:name="T7" style:family="text">
      <style:text-properties fo:color="#004586" style:font-name="Nimbus Mono L1" fo:font-size="18pt" fo:font-style="normal" fo:text-shadow="none" fo:font-weight="bold" style:font-style-asian="normal" style:font-weight-asian="bold" style:font-style-complex="normal" style:font-weight-complex="bold"/>
    </style:style>
    <style:style style:name="T8" style:family="text">
      <style:text-properties fo:color="#004586" style:font-name="Bitstream Vera Sans" fo:font-size="40pt" style:font-size-asian="40pt" style:font-size-complex="40pt"/>
    </style:style>
    <style:style style:name="T9" style:family="text">
      <style:text-properties fo:background-color="transparen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text-style-name="P1" draw:layer="layout" svg:width="22.5cm" svg:height="3.067cm" svg:x="1.4cm" svg:y="0.8cm" presentation:class="title">
          <draw:text-box>
            <text:p><text:span text:style-name="T1">NachOS Project – Team B </text:span></text:p>
          </draw:text-box>
        </draw:frame>
        <draw:frame presentation:style-name="pr2" draw:text-style-name="P2" draw:layer="layout" svg:width="25.199cm" svg:height="12.179cm" svg:x="1.4cm" svg:y="5.021cm" presentation:class="subtitle" presentation:user-transformed="true">
          <draw:text-box>
            <text:p><text:span text:style-name="T2">Hoang Thai Binh</text:span></text:p>
            <text:p><text:span text:style-name="T2">Vallon Arnaud</text:span></text:p>
            <text:p><text:span text:style-name="T3">Piquard Jonathan</text:span></text:p>
            <text:p><text:span text:style-name="T4">Huot Amaury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1" draw:text-style-name="P1" draw:layer="layout" svg:width="22.5cm" svg:height="3.067cm" svg:x="1.4cm" svg:y="0.8cm" presentation:class="title">
          <draw:text-box>
            <text:p><text:span text:style-name="T1">Plan de la présentation</text:span>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Introduction-déroulement général</text:p>
              </text:list-item>
              <text:list-item>
                <text:p>Les E/S</text:p>
              </text:list-item>
              <text:list-item>
                <text:p>La mise en place des Threads</text:p>
              </text:list-item>
              <text:list-item>
                <text:p>Les processus et la pagination mémoire</text:p>
              </text:list-item>
              <text:list-item>
                <text:p>Le système de fichier</text:p>
              </text:list-item>
              <text:list-item>
                <text:p>Conclusion</text:p>
                <text:p/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5" draw:text-style-name="P1" draw:layer="layout" svg:width="22.5cm" svg:height="3.625cm" svg:x="1.4cm" svg:y="0.521cm" presentation:class="title" presentation:user-transformed="true">
          <draw:text-box>
            <text:list text:style-name="L1">
              <text:list-header>
                <text:p><text:span text:style-name="T1">Introduction-déroulement général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<text:span text:style-name="T6">2 jours pour s’approprier le code</text:span></text:p>
              </text:list-item>
              <text:list-item>
                <text:p><text:span text:style-name="T6">2 jours pour faire les E/S</text:span></text:p>
              </text:list-item>
              <text:list-item>
                <text:p><text:span text:style-name="T6">5 jours pour faire les Threads</text:span></text:p>
              </text:list-item>
              <text:list-item>
                <text:p><text:span text:style-name="T6">Le reste pour faire les processus et le système de fichier en parallèle </text:span></text:p>
              </text:list-item>
              <text:list-item>
                <text:p><text:span text:style-name="T6">Tests effectués tout au long de l’avancement du projet</text:span></text:p>
                <text:p><text:span text:style-name="T6"/></text:p>
                <text:p><text:span text:style-name="T6"/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1" draw:text-style-name="P1" draw:layer="layout" svg:width="22.5cm" svg:height="3.067cm" svg:x="1.4cm" svg:y="0.8cm" presentation:class="title">
          <draw:text-box>
            <text:p><text:span text:style-name="T1">Les Entrées/Sorties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Aucune difficultés particulières mise à part la gestion du EOF</text:p>
              </text:list-item>
              <text:list-item>
                <text:p>Les E/S furent la partie qui nous a permis de comprendre le fonctionnement des appels système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5" draw:text-style-name="P1" draw:layer="layout" svg:width="22.5cm" svg:height="3.625cm" svg:x="1.4cm" svg:y="0.521cm" presentation:class="title" presentation:user-transformed="true">
          <draw:text-box>
            <text:p><text:span text:style-name="T1">La mise en place des Threads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Création des threads utilisateurs qui se basent sur les threads noyau existant</text:p>
                <text:list>
                  <text:list-item>
                    <text:p>1 thread noyau pour 1 thread utilisateur</text:p>
                  </text:list-item>
                </text:list>
              </text:list-item>
              <text:list-item>
                <text:p>Thread à numéro unique (codé par un entier)</text:p>
              </text:list-item>
              <text:list-item>
                <text:p>Utilisation de sémaphores pour la synchronisation</text:p>
              </text:list-item>
              <text:list-item>
                <text:p>Attribution de piles d’appels pour chaque Threa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>
        <draw:frame presentation:style-name="pr4" draw:layer="layout" svg:width="25.199cm" svg:height="15.093cm" svg:x="1.4cm" svg:y="2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Utilisation d’une classe secondaire pour passer une fonction et ses arguement en paramètre</text:p>
                <text:p/>
              </text:list-item>
            </text:list>
          </draw:text-box>
        </draw:frame>
        <draw:frame draw:style-name="gr2" draw:text-style-name="P4" draw:layer="layout" svg:width="15.6cm" svg:height="10.513cm" svg:x="3.8cm" svg:y="9.087cm">
          <draw:text-box>
            <text:p><text:span text:style-name="T7">class thread_args</text:span></text:p>
            <text:p><text:span text:style-name="T7">{</text:span></text:p>
            <text:p><text:span text:style-name="T7">public:</text:span></text:p>
            <text:p><text:span text:style-name="T7"><text:s text:c="2"/></text:span><text:span text:style-name="T7">int f;</text:span></text:p>
            <text:p><text:span text:style-name="T7"><text:s text:c="2"/></text:span><text:span text:style-name="T7">int arg;</text:span></text:p>
            <text:p><text:span text:style-name="T7"><text:s text:c="2"/></text:span><text:span text:style-name="T7">int stackNum;</text:span></text:p>
            <text:p><text:span text:style-name="T7"><text:s text:c="2"/></text:span><text:span text:style-name="T7">thread_args(int _f, int _arg,int sn)</text:span></text:p>
            <text:p><text:span text:style-name="T7"><text:s text:c="2"/></text:span><text:span text:style-name="T7">{</text:span></text:p>
            <text:p><text:span text:style-name="T7"><text:s text:c="5"/></text:span><text:span text:style-name="T7">f = _f;</text:span></text:p>
            <text:p><text:span text:style-name="T7"><text:s text:c="5"/></text:span><text:span text:style-name="T7">arg = _arg;</text:span></text:p>
            <text:p><text:span text:style-name="T7"><text:s text:c="5"/></text:span><text:span text:style-name="T7">stackNum = sn;</text:span></text:p>
            <text:p><text:span text:style-name="T7"><text:s text:c="2"/></text:span><text:span text:style-name="T7">}</text:span></text:p>
            <text:p><text:span text:style-name="T7">};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6" draw:text-style-name="P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8">Les processus et la pagination mémoire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Chaque processus a un espace d’adressage unique et un thread principal est créé</text:p>
              </text:list-item>
              <text:list-item>
                <text:p>Gestion de terminaison de processus</text:p>
              </text:list-item>
              <text:list-item>
                <text:p>Partie qui a posé le plus de problème</text:p>
              </text:list-item>
              <text:list-item>
                <text:p>Virtualisation des pages physiques via un FrameProvider (stratégie first-fit) global</text:p>
                <text:list>
                  <text:list-item>
                    <text:p>Stratégie aléatoire disponible</text:p>
                    <text:p/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6 jours passés à tenter de corriger un bug que même avec l’aide d’un professeur reste un mystère</text:p>
              </text:list-item>
              <text:list-item>
                <text:p>Beaucoup de mal à identifier la provenance des bugs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draw:frame presentation:style-name="pr1" draw:text-style-name="P1" draw:layer="layout" svg:width="22.5cm" svg:height="3.067cm" svg:x="1.4cm" svg:y="0.8cm" presentation:class="title">
          <draw:text-box>
            <text:p><text:span text:style-name="T1">Le système de fichier</text:span>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Ouverture, création et suppression de répertoires.</text:p>
              </text:list-item>
              <text:list-item>
                <text:p>Répertoire courant</text:p>
              </text:list-item>
              <text:list-item>
                <text:p>Références sur répertoire '.' et '..'</text:p>
              </text:list-item>
              <text:list-item>
                <text:p>Ouverture, création, suppression de fichiers et répertoires selon un nom de chemin</text:p>
              </text:list-item>
              <text:list-item>
                <text:p>Affichage du contenu d'un répertoire ou d'un fichi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draw:frame presentation:style-name="pr8" draw:layer="layout" svg:width="22.5cm" svg:height="3.067cm" svg:x="1.4cm" svg:y="0.8cm" presentation:class="title" presentation:placeholder="true" presentation:user-transformed="true">
          <draw:text-box/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Implémentation de Path</text:p>
                <text:list>
                  <text:list-item>
                    <text:p>décomposition du nom de chemin en liste chaînée</text:p>
                  </text:list-item>
                  <text:list-item>
                    <text:p>itérations selon la liste chaînée</text:p>
                  </text:list-item>
                  <text:list-item>
                    <text:p>gestion des maillons en fonction de l'opération demandé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1">
        <draw:frame presentation:style-name="pr1" draw:text-style-name="P1" draw:layer="layout" svg:width="22.5cm" svg:height="3.067cm" svg:x="1.4cm" svg:y="0.8cm" presentation:class="title">
          <draw:text-box>
            <text:p><text:span text:style-name="T1">Conclusion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Retard causé par un problème au niveau des <text:span text:style-name="T9">processus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">
        <draw:frame presentation:style-name="pr8" draw:layer="layout" svg:width="22.5cm" svg:height="3.067cm" svg:x="1.4cm" svg:y="0.8cm" presentation:class="title" presentation:placeholder="true">
          <draw:text-box/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7" draw:layer="backgroundobjects" svg:width="27.999cm" svg:height="20.988cm" svg:x="0cm" svg:y="0cm">
        <draw:image xlink:href="Pictures/100073ED00009698000054AB7D04B82717649E2D.svg" xlink:type="simple" xlink:show="embed" xlink:actuate="onLoad">
          <text:p/>
        </draw:image>
        <draw:image xlink:href="Pictures/10000201000003AF000002123469890BD2ADCB16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7T10:15:36.755555768</meta:creation-date>
    <dc:date>2018-01-17T18:04:32.133813233</dc:date>
    <meta:editing-duration>PT2H52M38S</meta:editing-duration>
    <meta:editing-cycles>25</meta:editing-cycles>
    <meta:generator>LibreOffice/5.1.6.2$Linux_X86_64 LibreOffice_project/10m0$Build-2</meta:generator>
    <meta:document-statistic meta:object-count="80"/>
  </office:meta>
</office:document-meta>
</file>